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><text:s text:c="2"/></text:p>
            <text:p text:style-name="P7"><text:s text:c="22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2:02:57</dc:date>
    <meta:editing-duration>PT14H28M54S</meta:editing-duration>
    <meta:editing-cycles>28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200" meta:character-count="2330" meta:non-whitespace-character-count="1942"/>
  </office:meta>
</office:document-meta>
</file>